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hu" fo:country="HU" officeooo:paragraph-rsid="00234c8a"/>
    </style:style>
    <style:style style:name="P2" style:family="paragraph" style:parent-style-name="Text_20_body">
      <style:text-properties officeooo:paragraph-rsid="00234c8a"/>
    </style:style>
    <style:style style:name="P3" style:family="paragraph" style:parent-style-name="Text_20_body">
      <style:paragraph-properties fo:text-align="start" style:justify-single-word="false"/>
      <style:text-properties officeooo:paragraph-rsid="00284c79"/>
    </style:style>
    <style:style style:name="P4" style:family="paragraph" style:parent-style-name="Text_20_body">
      <style:paragraph-properties fo:text-align="start" style:justify-single-word="false"/>
      <style:text-properties officeooo:paragraph-rsid="0037d765"/>
    </style:style>
    <style:style style:name="P5" style:family="paragraph" style:parent-style-name="Text_20_body">
      <style:paragraph-properties fo:text-align="start" style:justify-single-word="false"/>
      <style:text-properties officeooo:paragraph-rsid="00314eb3"/>
    </style:style>
    <style:style style:name="P6" style:family="paragraph" style:parent-style-name="Text_20_body">
      <style:paragraph-properties fo:text-align="start" style:justify-single-word="false"/>
      <style:text-properties officeooo:paragraph-rsid="003bd289"/>
    </style:style>
    <style:style style:name="P7" style:family="paragraph" style:parent-style-name="Text_20_body">
      <style:text-properties fo:language="hu" fo:country="HU"/>
    </style:style>
    <style:style style:name="P8" style:family="paragraph" style:parent-style-name="Text_20_body">
      <style:text-properties fo:language="hu" fo:country="HU" officeooo:rsid="0012e79e" officeooo:paragraph-rsid="0012e79e"/>
    </style:style>
    <style:style style:name="P9" style:family="paragraph" style:parent-style-name="Text_20_body">
      <style:text-properties fo:language="hu" fo:country="HU" officeooo:rsid="0012e79e" officeooo:paragraph-rsid="00234c8a"/>
    </style:style>
    <style:style style:name="P10" style:family="paragraph" style:parent-style-name="Text_20_body">
      <style:text-properties fo:language="hu" fo:country="HU" officeooo:rsid="002ae4b9" officeooo:paragraph-rsid="002ae4b9"/>
    </style:style>
    <style:style style:name="P11" style:family="paragraph" style:parent-style-name="Text_20_body">
      <style:paragraph-properties fo:text-align="start" style:justify-single-word="false"/>
      <style:text-properties fo:language="hu" fo:country="HU" officeooo:rsid="002ae4b9" officeooo:paragraph-rsid="003e55d5"/>
    </style:style>
    <style:style style:name="P12" style:family="paragraph" style:parent-style-name="Text_20_body">
      <style:text-properties fo:language="hu" fo:country="HU" officeooo:paragraph-rsid="00234c8a"/>
    </style:style>
    <style:style style:name="P13" style:family="paragraph" style:parent-style-name="Text_20_body">
      <style:text-properties fo:language="hu" fo:country="HU" officeooo:rsid="00114b17" officeooo:paragraph-rsid="00234c8a"/>
    </style:style>
    <style:style style:name="P14" style:family="paragraph" style:parent-style-name="Text_20_body">
      <style:text-properties fo:language="hu" fo:country="HU" officeooo:rsid="00114b17" officeooo:paragraph-rsid="00114b17"/>
    </style:style>
    <style:style style:name="P15" style:family="paragraph" style:parent-style-name="Text_20_body">
      <style:text-properties fo:language="hu" fo:country="HU" officeooo:rsid="00114b17" officeooo:paragraph-rsid="003a3a24"/>
    </style:style>
    <style:style style:name="P16" style:family="paragraph" style:parent-style-name="Text_20_body">
      <style:text-properties fo:language="hu" fo:country="HU" officeooo:rsid="00114b17" officeooo:paragraph-rsid="003ea2f6"/>
    </style:style>
    <style:style style:name="P17" style:family="paragraph" style:parent-style-name="Text_20_body">
      <style:text-properties fo:language="hu" fo:country="HU" officeooo:rsid="00114b17" officeooo:paragraph-rsid="003fbd8c"/>
    </style:style>
    <style:style style:name="P18" style:family="paragraph" style:parent-style-name="Text_20_body">
      <style:text-properties fo:language="hu" fo:country="HU" officeooo:rsid="00114b17" officeooo:paragraph-rsid="00423088"/>
    </style:style>
    <style:style style:name="P19" style:family="paragraph" style:parent-style-name="Text_20_body">
      <style:text-properties fo:language="hu" fo:country="HU" officeooo:rsid="00114b17" officeooo:paragraph-rsid="0043ef86"/>
    </style:style>
    <style:style style:name="P20" style:family="paragraph" style:parent-style-name="Text_20_body">
      <style:text-properties fo:language="hu" fo:country="HU" officeooo:paragraph-rsid="0015c969"/>
    </style:style>
    <style:style style:name="P21" style:family="paragraph" style:parent-style-name="Text_20_body">
      <style:text-properties fo:language="hu" fo:country="HU" officeooo:rsid="00177e3a" officeooo:paragraph-rsid="00177e3a"/>
    </style:style>
    <style:style style:name="P22" style:family="paragraph" style:parent-style-name="Text_20_body">
      <style:text-properties fo:language="hu" fo:country="HU" officeooo:paragraph-rsid="00198077"/>
    </style:style>
    <style:style style:name="P23" style:family="paragraph" style:parent-style-name="Text_20_body">
      <style:text-properties fo:language="hu" fo:country="HU" officeooo:paragraph-rsid="001d5db0"/>
    </style:style>
    <style:style style:name="P24" style:family="paragraph" style:parent-style-name="Text_20_body">
      <style:text-properties fo:language="hu" fo:country="HU" officeooo:rsid="001d10ea" officeooo:paragraph-rsid="001d5db0"/>
    </style:style>
    <style:style style:name="P25" style:family="paragraph" style:parent-style-name="Text_20_body">
      <style:text-properties fo:language="hu" fo:country="HU" officeooo:rsid="001c7b3c" officeooo:paragraph-rsid="001c7b3c"/>
    </style:style>
    <style:style style:name="P26" style:family="paragraph" style:parent-style-name="Text_20_body">
      <style:text-properties fo:language="hu" fo:country="HU" officeooo:paragraph-rsid="001f023b"/>
    </style:style>
    <style:style style:name="P27" style:family="paragraph" style:parent-style-name="Text_20_body">
      <style:text-properties fo:language="hu" fo:country="HU" officeooo:paragraph-rsid="00215218"/>
    </style:style>
    <style:style style:name="P28" style:family="paragraph" style:parent-style-name="Text_20_body">
      <style:text-properties fo:language="hu" fo:country="HU" officeooo:paragraph-rsid="00293610"/>
    </style:style>
    <style:style style:name="P29" style:family="paragraph" style:parent-style-name="Text_20_body">
      <style:text-properties fo:language="hu" fo:country="HU" officeooo:paragraph-rsid="002c2a84"/>
    </style:style>
    <style:style style:name="P30" style:family="paragraph" style:parent-style-name="Text_20_body">
      <style:text-properties fo:language="hu" fo:country="HU" fo:font-weight="bold" officeooo:rsid="00234c8a" officeooo:paragraph-rsid="00293610" style:font-weight-asian="bold" style:font-weight-complex="bold"/>
    </style:style>
    <style:style style:name="P31" style:family="paragraph" style:parent-style-name="Text_20_body">
      <style:text-properties fo:language="hu" fo:country="HU" officeooo:paragraph-rsid="00314eb3"/>
    </style:style>
    <style:style style:name="P32" style:family="paragraph" style:parent-style-name="Text_20_body">
      <style:text-properties fo:language="hu" fo:country="HU" officeooo:paragraph-rsid="0032dcbf"/>
    </style:style>
    <style:style style:name="P33" style:family="paragraph" style:parent-style-name="Text_20_body">
      <style:text-properties fo:language="hu" fo:country="HU" officeooo:paragraph-rsid="00347fa4"/>
    </style:style>
    <style:style style:name="P34" style:family="paragraph" style:parent-style-name="Text_20_body">
      <style:text-properties fo:language="hu" fo:country="HU" officeooo:paragraph-rsid="0037108f"/>
    </style:style>
    <style:style style:name="P35" style:family="paragraph" style:parent-style-name="Text_20_body">
      <style:text-properties fo:language="hu" fo:country="HU" officeooo:rsid="00267798" officeooo:paragraph-rsid="00267798"/>
    </style:style>
    <style:style style:name="P36" style:family="paragraph" style:parent-style-name="Text_20_body">
      <style:text-properties fo:language="hu" fo:country="HU" officeooo:rsid="00262a51" officeooo:paragraph-rsid="00262a51"/>
    </style:style>
    <style:style style:name="P37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114b17" officeooo:paragraph-rsid="00114b17" style:font-size-asian="12pt" style:font-size-complex="12pt"/>
    </style:style>
    <style:style style:name="P38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11f22e" officeooo:paragraph-rsid="0011f22e" style:font-size-asian="12pt" style:font-size-complex="12pt"/>
    </style:style>
    <style:style style:name="P3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43" style:family="paragraph" style:parent-style-name="Text_20_body" style:list-style-name="L1">
      <style:text-properties fo:language="hu" fo:country="HU" officeooo:paragraph-rsid="00177e3a"/>
    </style:style>
    <style:style style:name="P44" style:family="paragraph" style:parent-style-name="Text_20_body" style:list-style-name="L1">
      <style:text-properties fo:language="hu" fo:country="HU" officeooo:rsid="00177e3a" officeooo:paragraph-rsid="00177e3a"/>
    </style:style>
    <style:style style:name="P45" style:family="paragraph" style:parent-style-name="Text_20_body" style:list-style-name="L2">
      <style:text-properties fo:language="hu" fo:country="HU" officeooo:paragraph-rsid="001d10ea"/>
    </style:style>
    <style:style style:name="P46" style:family="paragraph" style:parent-style-name="Text_20_body" style:list-style-name="L2">
      <style:text-properties fo:language="hu" fo:country="HU" officeooo:paragraph-rsid="00198077"/>
    </style:style>
    <style:style style:name="P47" style:family="paragraph" style:parent-style-name="Text_20_body" style:list-style-name="L3">
      <style:text-properties fo:language="hu" fo:country="HU" officeooo:rsid="001d10ea" officeooo:paragraph-rsid="001d5db0"/>
    </style:style>
    <style:style style:name="P48" style:family="paragraph" style:parent-style-name="Text_20_body" style:list-style-name="L4">
      <style:text-properties fo:language="hu" fo:country="HU" officeooo:paragraph-rsid="001c7b3c"/>
    </style:style>
    <style:style style:name="P49" style:family="paragraph" style:parent-style-name="Text_20_body" style:list-style-name="L5">
      <style:text-properties fo:language="hu" fo:country="HU" officeooo:rsid="002e14ca" officeooo:paragraph-rsid="002e14ca"/>
    </style:style>
    <style:style style:name="P50" style:family="paragraph" style:parent-style-name="Text_20_body">
      <style:text-properties fo:language="hu" fo:country="HU" officeooo:rsid="00114b17" officeooo:paragraph-rsid="0047bbf8"/>
    </style:style>
    <style:style style:name="P51" style:family="paragraph" style:parent-style-name="Text_20_body">
      <style:text-properties fo:language="hu" fo:country="HU" officeooo:rsid="00114b17" officeooo:paragraph-rsid="00114b17"/>
    </style:style>
    <style:style style:name="P52" style:family="paragraph" style:parent-style-name="Text_20_body">
      <style:text-properties fo:language="hu" fo:country="HU" officeooo:rsid="00114b17" officeooo:paragraph-rsid="0047e1f7"/>
    </style:style>
    <style:style style:name="P53" style:family="paragraph" style:parent-style-name="Text_20_body" style:list-style-name="L6">
      <style:text-properties fo:language="hu" fo:country="HU" officeooo:rsid="003fbd8c" officeooo:paragraph-rsid="003fbd8c"/>
    </style:style>
    <style:style style:name="P54" style:family="paragraph" style:parent-style-name="Text_20_body">
      <style:text-properties fo:language="hu" fo:country="HU" officeooo:rsid="003fbd8c" officeooo:paragraph-rsid="0047e1f7"/>
    </style:style>
    <style:style style:name="P55" style:family="paragraph" style:parent-style-name="Text_20_body">
      <style:text-properties fo:language="hu" fo:country="HU" officeooo:rsid="003fbd8c" officeooo:paragraph-rsid="0047f754"/>
    </style:style>
    <style:style style:name="P56" style:family="paragraph" style:parent-style-name="Text_20_body" style:list-style-name="L7">
      <style:text-properties fo:language="hu" fo:country="HU" officeooo:rsid="0043ef86" officeooo:paragraph-rsid="0043ef86"/>
    </style:style>
    <style:style style:name="P57" style:family="paragraph" style:parent-style-name="Text_20_body">
      <style:text-properties fo:language="hu" fo:country="HU" officeooo:rsid="0043ef86" officeooo:paragraph-rsid="0043ef86"/>
    </style:style>
    <style:style style:name="P58" style:family="paragraph" style:parent-style-name="Heading_20_3">
      <style:text-properties fo:language="hu" fo:country="HU" officeooo:rsid="00183644"/>
    </style:style>
    <style:style style:name="P59" style:family="paragraph" style:parent-style-name="Heading_20_3">
      <style:text-properties fo:language="hu" fo:country="HU" officeooo:rsid="002ae4b9"/>
    </style:style>
    <style:style style:name="P60" style:family="paragraph" style:parent-style-name="Heading_20_3">
      <style:text-properties officeooo:rsid="003a3a24"/>
    </style:style>
    <style:style style:name="P61" style:family="paragraph" style:parent-style-name="Heading_20_1">
      <style:text-properties fo:language="hu" fo:country="HU"/>
    </style:style>
    <style:style style:name="P62" style:family="paragraph" style:parent-style-name="Heading_20_2">
      <style:text-properties fo:language="hu" fo:country="HU"/>
    </style:style>
    <style:style style:name="P63" style:family="paragraph" style:parent-style-name="Heading_20_2">
      <style:text-properties fo:language="hu" fo:country="HU" officeooo:rsid="0012e79e" officeooo:paragraph-rsid="0012e79e"/>
    </style:style>
    <style:style style:name="P64" style:family="paragraph" style:parent-style-name="Heading_20_2">
      <style:text-properties fo:language="hu" fo:country="HU" officeooo:rsid="0010a81f"/>
    </style:style>
    <style:style style:name="P65" style:family="paragraph" style:parent-style-name="Heading_20_2">
      <style:text-properties fo:language="hu" fo:country="HU" officeooo:paragraph-rsid="00114b17"/>
    </style:style>
    <style:style style:name="P66" style:family="paragraph" style:parent-style-name="Heading_20_2">
      <style:text-properties fo:language="hu" fo:country="HU" officeooo:rsid="0024eaf0" officeooo:paragraph-rsid="0024eaf0"/>
    </style:style>
    <style:style style:name="P67" style:family="paragraph" style:parent-style-name="Heading_20_2">
      <style:text-properties fo:language="hu" fo:country="HU" officeooo:rsid="00262a51" officeooo:paragraph-rsid="00262a51"/>
    </style:style>
    <style:style style:name="P68" style:family="paragraph" style:parent-style-name="Heading_20_2">
      <style:text-properties fo:language="hu" fo:country="HU" officeooo:paragraph-rsid="00262a51"/>
    </style:style>
    <style:style style:name="P69" style:family="paragraph" style:parent-style-name="Heading_20_2">
      <style:text-properties fo:language="hu" fo:country="HU" officeooo:rsid="00284c79"/>
    </style:style>
    <style:style style:name="P70" style:family="paragraph" style:parent-style-name="Heading_20_4">
      <style:text-properties fo:language="hu" fo:country="HU"/>
    </style:style>
    <style:style style:name="P71" style:family="paragraph" style:parent-style-name="Heading_20_4">
      <style:text-properties fo:language="hu" fo:country="HU" officeooo:paragraph-rsid="001d5db0"/>
    </style:style>
    <style:style style:name="P72" style:family="paragraph" style:parent-style-name="Heading_20_4">
      <style:text-properties fo:language="hu" fo:country="HU" officeooo:rsid="001d10ea" officeooo:paragraph-rsid="001d5db0"/>
    </style:style>
    <style:style style:name="P73" style:family="paragraph" style:parent-style-name="Heading_20_4">
      <style:text-properties fo:language="hu" fo:country="HU" officeooo:rsid="001b8642" officeooo:paragraph-rsid="001d5db0"/>
    </style:style>
    <style:style style:name="P74" style:family="paragraph" style:parent-style-name="Heading_20_4">
      <style:text-properties fo:language="hu" fo:country="HU" officeooo:rsid="001f023b"/>
    </style:style>
    <style:style style:name="P75" style:family="paragraph" style:parent-style-name="Heading_20_4">
      <style:text-properties fo:language="hu" fo:country="HU" officeooo:rsid="001f023b" officeooo:paragraph-rsid="001f023b"/>
    </style:style>
    <style:style style:name="P76" style:family="paragraph" style:parent-style-name="Heading_20_4">
      <style:text-properties fo:language="hu" fo:country="HU" officeooo:rsid="00215218" officeooo:paragraph-rsid="00215218"/>
    </style:style>
    <style:style style:name="P77" style:family="paragraph" style:parent-style-name="Heading_20_4">
      <style:text-properties fo:language="hu" fo:country="HU" officeooo:rsid="0032dcbf"/>
    </style:style>
    <style:style style:name="P78" style:family="paragraph" style:parent-style-name="code-snippet">
      <style:text-properties officeooo:rsid="003fbd8c"/>
    </style:style>
    <style:style style:name="T1" style:family="text">
      <style:text-properties officeooo:rsid="00234c8a"/>
    </style:style>
    <style:style style:name="T2" style:family="text">
      <style:text-properties officeooo:rsid="000ed87f"/>
    </style:style>
    <style:style style:name="T3" style:family="text">
      <style:text-properties officeooo:rsid="0010a81f"/>
    </style:style>
    <style:style style:name="T4" style:family="text">
      <style:text-properties fo:font-variant="normal" fo:text-transform="none" fo:color="#333333" style:font-name="Times New Roman" fo:font-size="12pt" fo:letter-spacing="normal" fo:font-style="normal" fo:font-weight="normal" officeooo:rsid="00314eb3" style:font-size-asian="12pt" style:font-size-complex="12pt"/>
    </style:style>
    <style:style style:name="T5" style:family="text">
      <style:text-properties fo:font-variant="normal" fo:text-transform="none" fo:color="#333333" style:font-name="Times New Roman" fo:font-size="12pt" fo:letter-spacing="normal" fo:font-style="normal" fo:font-weight="normal" officeooo:rsid="00284c79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284c79" style:font-size-asian="12pt" style:font-size-complex="12pt"/>
    </style:style>
    <style:style style:name="T7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14eb3" style:font-size-asian="12pt" style:font-size-complex="12pt"/>
    </style:style>
    <style:style style:name="T8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7d765" style:font-size-asian="12pt" style:font-size-complex="12pt"/>
    </style:style>
    <style:style style:name="T9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bd289" style:font-size-asian="12pt" style:font-size-complex="12pt"/>
    </style:style>
    <style:style style:name="T10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c6dbd" style:font-size-asian="12pt" style:font-size-complex="12pt"/>
    </style:style>
    <style:style style:name="T11" style:family="text">
      <style:text-properties officeooo:rsid="00114b17"/>
    </style:style>
    <style:style style:name="T12" style:family="text">
      <style:text-properties officeooo:rsid="00127a26"/>
    </style:style>
    <style:style style:name="T13" style:family="text">
      <style:text-properties officeooo:rsid="0015c969"/>
    </style:style>
    <style:style style:name="T14" style:family="text">
      <style:text-properties officeooo:rsid="00177e3a"/>
    </style:style>
    <style:style style:name="T15" style:family="text">
      <style:text-properties officeooo:rsid="00198077"/>
    </style:style>
    <style:style style:name="T16" style:family="text">
      <style:text-properties officeooo:rsid="00199b0a"/>
    </style:style>
    <style:style style:name="T17" style:family="text">
      <style:text-properties officeooo:rsid="001b8642"/>
    </style:style>
    <style:style style:name="T18" style:family="text">
      <style:text-properties officeooo:rsid="001c7b3c"/>
    </style:style>
    <style:style style:name="T19" style:family="text">
      <style:text-properties officeooo:rsid="001d10ea"/>
    </style:style>
    <style:style style:name="T20" style:family="text">
      <style:text-properties officeooo:rsid="001d5db0"/>
    </style:style>
    <style:style style:name="T21" style:family="text">
      <style:text-properties officeooo:rsid="001f023b"/>
    </style:style>
    <style:style style:name="T22" style:family="text">
      <style:text-properties officeooo:rsid="001fe621"/>
    </style:style>
    <style:style style:name="T23" style:family="text">
      <style:text-properties officeooo:rsid="00215218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34c8a" style:font-weight-asian="bold" style:font-weight-complex="bold"/>
    </style:style>
    <style:style style:name="T26" style:family="text">
      <style:text-properties fo:font-weight="bold" officeooo:rsid="0032dcbf" style:font-weight-asian="bold" style:font-weight-complex="bold"/>
    </style:style>
    <style:style style:name="T27" style:family="text">
      <style:text-properties fo:font-weight="bold" officeooo:rsid="00347fa4" style:font-weight-asian="bold" style:font-weight-complex="bold"/>
    </style:style>
    <style:style style:name="T28" style:family="text">
      <style:text-properties fo:font-weight="bold" officeooo:rsid="003e55d5" style:font-weight-asian="bold" style:font-weight-complex="bold"/>
    </style:style>
    <style:style style:name="T29" style:family="text">
      <style:text-properties fo:font-weight="bold" officeooo:rsid="00284c79" style:font-weight-asian="bold" style:font-weight-complex="bold"/>
    </style:style>
    <style:style style:name="T30" style:family="text">
      <style:text-properties fo:font-weight="bold" officeooo:rsid="0047bbf8" style:font-weight-asian="bold" style:font-weight-complex="bold"/>
    </style:style>
    <style:style style:name="T31" style:family="text">
      <style:text-properties fo:font-weight="bold" officeooo:rsid="0047f754" style:font-weight-asian="bold" style:font-weight-complex="bold"/>
    </style:style>
    <style:style style:name="T32" style:family="text">
      <style:text-properties officeooo:rsid="00267798"/>
    </style:style>
    <style:style style:name="T33" style:family="text">
      <style:text-properties officeooo:rsid="00284c79"/>
    </style:style>
    <style:style style:name="T34" style:family="text">
      <style:text-properties officeooo:rsid="00289f27"/>
    </style:style>
    <style:style style:name="T35" style:family="text">
      <style:text-properties officeooo:rsid="00293610"/>
    </style:style>
    <style:style style:name="T36" style:family="text">
      <style:text-properties officeooo:rsid="002ae4b9"/>
    </style:style>
    <style:style style:name="T37" style:family="text">
      <style:text-properties officeooo:rsid="002c2a84"/>
    </style:style>
    <style:style style:name="T38" style:family="text">
      <style:text-properties officeooo:rsid="002e14ca"/>
    </style:style>
    <style:style style:name="T39" style:family="text">
      <style:text-properties officeooo:rsid="002f422c"/>
    </style:style>
    <style:style style:name="T40" style:family="text">
      <style:text-properties fo:font-style="italic" officeooo:rsid="002f422c" style:font-style-asian="italic" style:font-style-complex="italic"/>
    </style:style>
    <style:style style:name="T41" style:family="text">
      <style:text-properties fo:font-style="italic" officeooo:rsid="003fbd8c" style:font-style-asian="italic" style:font-style-complex="italic"/>
    </style:style>
    <style:style style:name="T42" style:family="text">
      <style:text-properties fo:font-style="italic" officeooo:rsid="0043ef86" style:font-style-asian="italic" style:font-style-complex="italic"/>
    </style:style>
    <style:style style:name="T43" style:family="text">
      <style:text-properties fo:font-style="italic" officeooo:rsid="004b2e94" style:font-style-asian="italic" style:font-style-complex="italic"/>
    </style:style>
    <style:style style:name="T44" style:family="text">
      <style:text-properties officeooo:rsid="00310848"/>
    </style:style>
    <style:style style:name="T45" style:family="text">
      <style:text-properties officeooo:rsid="00314eb3"/>
    </style:style>
    <style:style style:name="T46" style:family="text">
      <style:text-properties fo:font-style="normal" fo:font-weight="bold" officeooo:rsid="00347fa4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37108f" style:font-style-asian="normal" style:font-weight-asian="bold" style:font-style-complex="normal" style:font-weight-complex="bold"/>
    </style:style>
    <style:style style:name="T48" style:family="text">
      <style:text-properties officeooo:rsid="0032dcbf"/>
    </style:style>
    <style:style style:name="T49" style:family="text">
      <style:text-properties officeooo:rsid="00347fa4"/>
    </style:style>
    <style:style style:name="T50" style:family="text">
      <style:text-properties officeooo:rsid="00355770"/>
    </style:style>
    <style:style style:name="T51" style:family="text">
      <style:text-properties officeooo:rsid="0036e656"/>
    </style:style>
    <style:style style:name="T52" style:family="text">
      <style:text-properties officeooo:rsid="0037108f"/>
    </style:style>
    <style:style style:name="T53" style:family="text">
      <style:text-properties officeooo:rsid="00398adc"/>
    </style:style>
    <style:style style:name="T54" style:family="text">
      <style:text-properties fo:language="hu" fo:country="HU"/>
    </style:style>
    <style:style style:name="T55" style:family="text">
      <style:text-properties fo:language="hu" fo:country="HU" officeooo:rsid="00127a26"/>
    </style:style>
    <style:style style:name="T56" style:family="text">
      <style:text-properties fo:language="hu" fo:country="HU" officeooo:rsid="00284c79"/>
    </style:style>
    <style:style style:name="T57" style:family="text">
      <style:text-properties officeooo:rsid="003a3a24"/>
    </style:style>
    <style:style style:name="T58" style:family="text">
      <style:text-properties fo:font-weight="normal" officeooo:rsid="003a3a24" style:font-weight-asian="normal" style:font-weight-complex="normal"/>
    </style:style>
    <style:style style:name="T59" style:family="text">
      <style:text-properties officeooo:rsid="003bd289"/>
    </style:style>
    <style:style style:name="T60" style:family="text">
      <style:text-properties officeooo:rsid="003e55d5"/>
    </style:style>
    <style:style style:name="T61" style:family="text">
      <style:text-properties officeooo:rsid="003ea2f6"/>
    </style:style>
    <style:style style:name="T62" style:family="text">
      <style:text-properties officeooo:rsid="003fbd8c"/>
    </style:style>
    <style:style style:name="T63" style:family="text">
      <style:text-properties officeooo:rsid="00423088"/>
    </style:style>
    <style:style style:name="T64" style:family="text">
      <style:text-properties officeooo:rsid="0043ef86"/>
    </style:style>
    <style:style style:name="T65" style:family="text">
      <style:text-properties officeooo:rsid="0045ffa0"/>
    </style:style>
    <style:style style:name="T66" style:family="text">
      <style:text-properties officeooo:rsid="0047e1f7"/>
    </style:style>
    <style:style style:name="T67" style:family="text">
      <style:text-properties officeooo:rsid="0047f754"/>
    </style:style>
    <style:style style:name="T68" style:family="text">
      <style:text-properties officeooo:rsid="00498f4b"/>
    </style:style>
    <style:style style:name="T69" style:family="text">
      <style:text-properties officeooo:rsid="004b2e94"/>
    </style:style>
    <style:style style:name="T70" style:family="text">
      <style:text-properties officeooo:rsid="004bfacb"/>
    </style:style>
    <style:style style:name="T71" style:family="text">
      <style:text-properties officeooo:rsid="004d292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1" text:outline-level="1"><text:bookmark-start text:name="__RefHeading__209_795774798"/>C++ programok modultesztelésének vizsgálata<text:bookmark-end text:name="__RefHeading__209_795774798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9"><text:a xlink:type="simple" xlink:href="#__RefHeading__209_795774798" text:style-name="Index_20_Link" text:visited-style-name="Index_20_Link">C++ programok modultesztelésének vizsgálata<text:tab/>1</text:a></text:p>
          <text:p text:style-name="P41"><text:a xlink:type="simple" xlink:href="#__RefHeading__211_795774798" text:style-name="Index_20_Link" text:visited-style-name="Index_20_Link">Todo i-betűs szavak<text:tab/>2</text:a></text:p>
          <text:p text:style-name="P41"><text:a xlink:type="simple" xlink:href="#__RefHeading__213_795774798" text:style-name="Index_20_Link" text:visited-style-name="Index_20_Link">Bevezetés<text:tab/>3</text:a></text:p>
          <text:p text:style-name="P40"><text:a xlink:type="simple" xlink:href="#__RefHeading__215_795774798" text:style-name="Index_20_Link" text:visited-style-name="Index_20_Link">Többszintű tesztelés<text:tab/>3</text:a></text:p>
          <text:p text:style-name="P42"><text:a xlink:type="simple" xlink:href="#__RefHeading__217_795774798" text:style-name="Index_20_Link" text:visited-style-name="Index_20_Link">System Specification<text:tab/>4</text:a></text:p>
          <text:p text:style-name="P42"><text:a xlink:type="simple" xlink:href="#__RefHeading__219_795774798" text:style-name="Index_20_Link" text:visited-style-name="Index_20_Link">Network Element Specification<text:tab/>4</text:a></text:p>
          <text:p text:style-name="P42"><text:a xlink:type="simple" xlink:href="#__RefHeading__221_795774798" text:style-name="Index_20_Link" text:visited-style-name="Index_20_Link">Implementation Specification<text:tab/>4</text:a></text:p>
          <text:p text:style-name="P42"><text:a xlink:type="simple" xlink:href="#__RefHeading__231_795774798" text:style-name="Index_20_Link" text:visited-style-name="Index_20_Link">System Test<text:tab/>4</text:a></text:p>
          <text:p text:style-name="P42"><text:a xlink:type="simple" xlink:href="#__RefHeading__233_795774798" text:style-name="Index_20_Link" text:visited-style-name="Index_20_Link">Network Element Test<text:tab/>4</text:a></text:p>
          <text:p text:style-name="P42"><text:a xlink:type="simple" xlink:href="#__RefHeading__235_795774798" text:style-name="Index_20_Link" text:visited-style-name="Index_20_Link">Moduletest<text:tab/>5</text:a></text:p>
          <text:p text:style-name="P42"><text:a xlink:type="simple" xlink:href="#__RefHeading__237_795774798" text:style-name="Index_20_Link" text:visited-style-name="Index_20_Link">Unittest<text:tab/>5</text:a></text:p>
          <text:p text:style-name="P41"><text:a xlink:type="simple" xlink:href="#__RefHeading__223_795774798" text:style-name="Index_20_Link" text:visited-style-name="Index_20_Link">A tesztelhető kód követelményei<text:tab/>7</text:a></text:p>
          <text:p text:style-name="P40"><text:a xlink:type="simple" xlink:href="#__RefHeading__711_2046454116" text:style-name="Index_20_Link" text:visited-style-name="Index_20_Link">Kódszervezés<text:tab/>7</text:a></text:p>
          <text:p text:style-name="P42"><text:a xlink:type="simple" xlink:href="#__RefHeading__713_2046454116" text:style-name="Index_20_Link" text:visited-style-name="Index_20_Link">Forditás és linkelés<text:tab/>7</text:a></text:p>
          <text:p text:style-name="P42"><text:a xlink:type="simple" xlink:href="#__RefHeading__715_2046454116" text:style-name="Index_20_Link" text:visited-style-name="Index_20_Link">Statikus library<text:tab/>8</text:a></text:p>
          <text:p text:style-name="P42"><text:a xlink:type="simple" xlink:href="#__RefHeading__717_2046454116" text:style-name="Index_20_Link" text:visited-style-name="Index_20_Link">Dinamikus library<text:tab/>8</text:a></text:p>
          <text:p text:style-name="P40"><text:a xlink:type="simple" xlink:href="#__RefHeading__719_2046454116" text:style-name="Index_20_Link" text:visited-style-name="Index_20_Link">Függvények<text:tab/>8</text:a></text:p>
          <text:p text:style-name="P41"><text:a xlink:type="simple" xlink:href="#__RefHeading__225_795774798" text:style-name="Index_20_Link" text:visited-style-name="Index_20_Link">Objektumok hamisitása<text:tab/>9</text:a></text:p>
          <text:p text:style-name="P41"><text:a xlink:type="simple" xlink:href="#__RefHeading__227_795774798" text:style-name="Index_20_Link" text:visited-style-name="Index_20_Link">TDD<text:tab/>10</text:a></text:p>
          <text:p text:style-name="P41"><text:a xlink:type="simple" xlink:href="#__RefHeading__255_795774798" text:style-name="Index_20_Link" text:visited-style-name="Index_20_Link">Keretrendszerek<text:tab/>11</text:a></text:p>
          <text:p text:style-name="P41"><text:a xlink:type="simple" xlink:href="#__RefHeading__257_795774798" text:style-name="Index_20_Link" text:visited-style-name="Index_20_Link">Minőséget erősitő eszközök<text:tab/>12</text:a></text:p>
          <text:p text:style-name="P41"><text:a xlink:type="simple" xlink:href="#__RefHeading__229_795774798" text:style-name="Index_20_Link" text:visited-style-name="Index_20_Link">Continuous Integration<text:tab/>13</text:a></text:p>
          <text:p text:style-name="P41"><text:a xlink:type="simple" xlink:href="#__RefHeading__721_2046454116" text:style-name="Index_20_Link" text:visited-style-name="Index_20_Link">Irodalomjegyzék<text:tab/>14</text:a></text:p>
        </text:index-body>
      </text:table-of-content>
      <text:p text:style-name="P7"/>
      <text:h text:style-name="P63" text:outline-level="2"><text:bookmark-start text:name="__RefHeading__211_795774798"/>Todo i-betűs szavak<text:bookmark-end text:name="__RefHeading__211_795774798"/></text:h>
      <text:p text:style-name="P8">Todo röviditések</text:p>
      <text:p text:style-name="P10">todo Helyesiras ellenorzo!!!</text:p>
      <text:p text:style-name="P12"><text:span text:style-name="T11">- tesztelesi lepesek: </text:span><text:span text:style-name="T12">unit, </text:span><text:span text:style-name="T11">modul, feature </text:span><text:span text:style-name="T12">tdd,</text:span></text:p>
      <text:p text:style-name="P2"><text:a xlink:type="simple" xlink:href="http://c2.com/cgi/wiki?StandardDefinitionOfUnitTest"><text:span text:style-name="T55">http://c2.com/cgi/wiki?StandardDefinitionOfUnitTest</text:span></text:a><text:span text:style-name="T55"> </text:span><text:a xlink:type="simple" xlink:href="http://jamesmccaffrey.wordpress.com/2008/08/29/the-difference-between-unit-testing-and-module-testing/"><text:span text:style-name="T55">http://jamesmccaffrey.wordpress.com/2008/08/29/the-difference-between-unit-testing-and-module-testing/</text:span></text:a></text:p>
      <text:p text:style-name="P13">- miert tesztelunk → bizonyitjuk a kod helyesseget</text:p>
      <text:p text:style-name="P13">- performance?</text:p>
      <text:p text:style-name="P9">- kodminoseg?</text:p>
      <text:h text:style-name="P62" text:outline-level="2"><text:bookmark-start text:name="__RefHeading__213_795774798"/><text:span text:style-name="T2">Beve</text:span><text:span text:style-name="T3">zeté</text:span><text:span text:style-name="T12">s</text:span><text:bookmark-end text:name="__RefHeading__213_795774798"/></text:h>
      <text:p text:style-name="P20"><text:span text:style-name="T12">A </text:span><text:span text:style-name="T13">szoftver</text:span><text:span text:style-name="T12">tesztelés </text:span><text:span text:style-name="T13">egy szoftverfejlesztési</text:span><text:span text:style-name="T12"> projekt különböző fázisai során, más és más háttérismeretekkel rendelkező szoftvermérnökök által vég</text:span><text:span text:style-name="T13">zett tevékenység, melynek célja az adott szoftver megfelelő minőségének biztositása.</text:span></text:p>
      <text:p text:style-name="P20"><text:span text:style-name="T13">A megfelelő minőség alatt a következő </text:span><text:span text:style-name="T14">általános feltételeket</text:span><text:span text:style-name="T13"> értem:</text:span></text:p>
      <text:list xml:id="list1873870160" text:style-name="L1">
        <text:list-item>
          <text:p text:style-name="P43"><text:span text:style-name="T14">A</text:span><text:span text:style-name="T13"> </text:span><text:span text:style-name="T22">rendszer</text:span><text:span text:style-name="T13"> funkcionálisan jól működik, a</text:span><text:span text:style-name="T14">z</text:span><text:span text:style-name="T13"> </text:span><text:span text:style-name="T14">előre </text:span><text:span text:style-name="T13">leirt </text:span><text:span text:style-name="T14">módon viselkedik.</text:span></text:p>
        </text:list-item>
        <text:list-item>
          <text:p text:style-name="P44">Megfelel az előre definiált teljesitménykövetelményeknek.</text:p>
        </text:list-item>
        <text:list-item>
          <text:p text:style-name="P44">Megfelel az előre definiált stabilitáskövetelményeknek.</text:p>
        </text:list-item>
      </text:list>
      <text:p text:style-name="P21">Rövid élettartamú, kisebb projektek esetében a fenti pontok biztositására általában elegendő a kézi tesztelés, mivel az automatizált, többszintű tesztelés jelentősen növeli mind projekt időtartamát, mind a költségeket. Nagyobb projektek során, ahol folyamatos karbantartásra szerződött a fejlesztő, valamint új funkciók beépitése is várható, a tesztelés szintekre bontása és lehetőség szerinti automatizálása elengedhetetlen.</text:p>
      <text:h text:style-name="P58" text:outline-level="3"><text:bookmark-start text:name="__RefHeading__215_795774798"/>Többszintű tesztelés<text:bookmark-end text:name="__RefHeading__215_795774798"/></text:h>
      <text:p text:style-name="P22"><text:span text:style-name="T15">A többszintű tesztel</text:span><text:span text:style-name="T22">és</text:span><text:span text:style-name="T15"> </text:span><text:span text:style-name="T22">cégenként, piaci területenként teljesen különböző lehet, igy</text:span><text:span text:style-name="T15"> bemutatásához egy </text:span><text:span text:style-name="T22">speciális és</text:span><text:span text:style-name="T15"> egyszerű</text:span><text:span text:style-name="T22">sitett</text:span><text:span text:style-name="T15"> példát </text:span><text:span text:style-name="T22">hoznék</text:span><text:span text:style-name="T15">: egy telekommunikációs cégtől egy olyan új funkcionalitást rendel egy operátor, amely több hálózati elemet is érint, melyekért különböző fejlesztőcsapatok felelnek. Ekkor szoftverfejlesztési modelltől függetlenül a következő </text:span><text:span text:style-name="T1">(elnagyolt) </text:span><text:span text:style-name="T15">specifikációk születnek </text:span><text:span text:style-name="T17">az új funkcionalitáshoz</text:span><text:span text:style-name="T15">:</text:span></text:p>
      <text:list xml:id="list1857743343" text:style-name="L2">
        <text:list-item>
          <text:p text:style-name="P45"><text:span text:style-name="T1">System</text:span><text:span text:style-name="T15"> </text:span><text:span text:style-name="T17">S</text:span><text:span text:style-name="T15">pecification: </text:span><text:span text:style-name="T16">A teljes rendszer működési követelményeit irja le </text:span><text:span text:style-name="T20">a rendszer végpontjainak szemszögéből.</text:span></text:p>
        </text:list-item>
        <text:list-item>
          <text:p text:style-name="P46"><text:span text:style-name="T15">Network Element </text:span><text:span text:style-name="T17">S</text:span><text:span text:style-name="T15">pecification: </text:span><text:span text:style-name="T17">Adott</text:span><text:span text:style-name="T16"> hálózati elemmel kapcsolatos </text:span><text:span text:style-name="T19">új</text:span><text:span text:style-name="T16"> követelményeket </text:span><text:span text:style-name="T17">tartalmazza</text:span><text:span text:style-name="T16">.</text:span></text:p>
        </text:list-item>
        <text:list-item>
          <text:p text:style-name="P46"><text:span text:style-name="T15">Imple</text:span><text:span text:style-name="T16">me</text:span><text:span text:style-name="T15">ntation </text:span><text:span text:style-name="T17">S</text:span><text:span text:style-name="T15">pecification: </text:span><text:span text:style-name="T17">Adott hálózati elemmel kapcsolatos fejlesztési munkákat </text:span><text:span text:style-name="T19">irja le</text:span><text:span text:style-name="T17">.</text:span></text:p>
        </text:list-item>
      </text:list>
      <text:h text:style-name="P71" text:outline-level="4"><text:bookmark-start text:name="__RefHeading__217_795774798"/><text:soft-page-break/><text:span text:style-name="T1">System</text:span><text:span text:style-name="T20"> Specification</text:span><text:bookmark-end text:name="__RefHeading__217_795774798"/></text:h>
      <text:p text:style-name="P23"><text:span text:style-name="T20">Ez a dokumentáció irja le az új funcionalitás követelményeit a végpontok szempontjából. Itt kell </text:span><text:span text:style-name="T20">definiálni, hogy a rendszer részét nem képező entitások különböző </text:span><text:span text:style-name="T21">akcióira a rendszernek mint egésznek hogyan kell viselkednie, milyen reakciót kell végrehajtania.</text:span></text:p>
      <text:h text:style-name="P72" text:outline-level="4"><text:bookmark-start text:name="__RefHeading__219_795774798"/>Network Element Specification<text:bookmark-end text:name="__RefHeading__219_795774798"/></text:h>
      <text:p text:style-name="P24">Ez a dokumentáció tartalmazza az adott hálózati elemmel szemben nyújtott új követelmények leirását:</text:p>
      <text:list xml:id="list154385420" text:style-name="L3">
        <text:list-item>
          <text:p text:style-name="P47">A szomszédos hálózati elemekkel való kommunikációt megvalósitó protokoll változásai.</text:p>
        </text:list-item>
        <text:list-item>
          <text:p text:style-name="P47">Adott bejövő adat vagy belső esemény kiváltódása esetén hogyan kell viselkednie a hálózati elemnek, milyen belső állapotátmeneteknek kell történnie, illetve milyen interakciókat kell végeznie a szomszédos hálózati elemekkel.</text:p>
        </text:list-item>
      </text:list>
      <text:h text:style-name="P73" text:outline-level="4"><text:bookmark-start text:name="__RefHeading__221_795774798"/>Implementation Specification<text:bookmark-end text:name="__RefHeading__221_795774798"/></text:h>
      <text:p text:style-name="P25">Az implementációs specifikációban kerülnek részletezésre az adott hálózati elemmel kapcsolatos változtatások. Ez a dokumentáció</text:p>
      <text:list xml:id="list900135416" text:style-name="L4">
        <text:list-item>
          <text:p text:style-name="P48"><text:span text:style-name="T18">tartalmazza, hogy mely </text:span><text:span text:style-name="T19">programok mely </text:span><text:span text:style-name="T18">modul</text:span><text:span text:style-name="T19">jainak</text:span><text:span text:style-name="T18"> viselkedését kell megváltoztatni a hálózati elemen belül, </text:span><text:span text:style-name="T19">és</text:span></text:p>
        </text:list-item>
        <text:list-item>
          <text:p text:style-name="P48"><text:span text:style-name="T18">irja le a modulok új viselkedés</text:span><text:span text:style-name="T19">i</text:span><text:span text:style-name="T18"> szabályait.</text:span></text:p>
        </text:list-item>
      </text:list>
      <text:p text:style-name="P26"><text:span text:style-name="T21">Ezen dokumentációk </text:span><text:span text:style-name="T23">és folyamat </text:span><text:span text:style-name="T21">alapján a következő teszttipusok vezethetőek be:</text:span></text:p>
      <text:h text:style-name="P70" text:outline-level="4"><text:bookmark-start text:name="__RefHeading__231_795774798"/><text:span text:style-name="T1">System</text:span><text:span text:style-name="T21"> Test</text:span><text:bookmark-end text:name="__RefHeading__231_795774798"/></text:h>
      <text:p text:style-name="P26"><text:span text:style-name="T21">Az egész rendszer tesztelése a külső entitás vezérletével. Ezen tesztek során egyetlen hálózati elemet sem </text:span><text:span text:style-name="T22">szimulál</text:span><text:span text:style-name="T21"> a tesztelő. </text:span><text:span text:style-name="T22">A tesztet végző mérnöknek nem kell ismernie az alacsonyabb szinteken, egyes hálózati elemekhez specifikált változásokat.</text:span></text:p>
      <text:h text:style-name="P75" text:outline-level="4"><text:bookmark-start text:name="__RefHeading__233_795774798"/>Network Element Test<text:bookmark-end text:name="__RefHeading__233_795774798"/></text:h>
      <text:p text:style-name="P7"><text:span text:style-name="T21">Az adott hálózati elem tesztelése a külső kapcsolatai, vagy <text:s/>belső eseményei által vezérelve. Ezen tesztek csak és kizárólag az adott hálózati elemre vonatko</text:span><text:span text:style-name="T22">z</text:span><text:span text:style-name="T21">nak, igy a vele szomsz</text:span><text:span text:style-name="T22">é</text:span><text:span text:style-name="T21">dos </text:span><text:span text:style-name="T22">hálózati</text:span><text:span text:style-name="T21"> </text:span><text:span text:style-name="T22">elemeket szimulálni kell. Mivel itt már nincs külső entitás, a tesztelés ezen a szinten már </text:span><text:soft-page-break/><text:span text:style-name="T22">automatizálható. A tesztelést végző mérnöknek nem kell ismernie se a teljes rendszer működését, se az adott hál</text:span><text:span text:style-name="T23">ó</text:span><text:span text:style-name="T22">zati elem belső</text:span><text:span text:style-name="T23"> </text:span><text:span text:style-name="T22">működését.</text:span></text:p>
      <text:h text:style-name="P74" text:outline-level="4"><text:bookmark-start text:name="__RefHeading__235_795774798"/>Moduletest<text:bookmark-end text:name="__RefHeading__235_795774798"/></text:h>
      <text:p text:style-name="P27"><text:span text:style-name="T23">Adott hálózati elemen belüli adott modul tesztelése. </text:span><text:span text:style-name="T23">Az implementációs specifikáció alapján a tesztet végző mérnök ismeri a modul előirt viselkedését, illetve a modullal szomszédos modulok viselkedését is. Mivel ezen tesztek csak az adott modulra vonatkoznak, a tesztelőnek a szomszédos modulokat szimuálnia kell. A tesztelőnek nem kell ismernie a modul belső megvalósitását, csak a kifele nyújtott szolgáltatásait, azaz fehérdoboz tesztet hajt végre. </text:span><text:span text:style-name="T25">Todo kesobb megemliteni, hogy ezt a fejleszto is vegezheti TDD-ben.</text:span></text:p>
      <text:h text:style-name="P76" text:outline-level="4"><text:bookmark-start text:name="__RefHeading__237_795774798"/>Unittest<text:bookmark-end text:name="__RefHeading__237_795774798"/></text:h>
      <text:p text:style-name="P27"><text:span text:style-name="T23">Unittesztnek nevezzük a kód azon részének tesztelését, mely rész már tovább nem bontható. </text:span><text:span text:style-name="T1">Ez lehet egy osztály, de akár csak egy függvény is. Itt a tesztelő megegyezik a kódot iró fejlesztővel, valamint a tesztelés párhuzamosan zajlik a fejlesztéssel.</text:span></text:p>
      <text:p text:style-name="P28"><text:span text:style-name="T1">Dolgozatomban </text:span><text:span text:style-name="T32">Linux operációs rendszer </text:span><text:span text:style-name="T34">alatt, </text:span><text:span text:style-name="T32">C++ </text:span><text:span text:style-name="T34">nyelven irt </text:span><text:span text:style-name="T32">kódhoz tartozó</text:span><text:span text:style-name="T1"> modul-, illetve unitteszttel kapcsolatos elveket, technikákat, eszközöket fogom bemutatni. </text:span><text:span text:style-name="T33">Mivel ezen elvek, technikák és eszközök mind a modultesztre, mind a unittesztre alkamazható</text:span><text:span text:style-name="T34">a</text:span><text:span text:style-name="T33">k, a továbbiakban a tesztelés kifejezés alatt mind a modultesztelést, mind a unittesztelést fogom érteni. Ahol </text:span><text:span text:style-name="T34">számit különbség, ott külön fogom jelezni, hogy melyikről van szó.</text:span></text:p>
      <text:p text:style-name="P28"><text:span text:style-name="T35">A tesztelés nem egzakt tudomány, igy különböző szoftvermérnökö</text:span><text:span text:style-name="T35">k más és más elveket követhetnek, melyek akár egymással ellent is mondhatnak. A dolgozatomat javarészt a saját tapasztalataim alapján irtam, igy előfordulhat, hogy egyes szakirodalmak pont az ellenkezőjét állitják az itt leirtaknak.</text:span></text:p>
      <text:p text:style-name="P29"><text:span text:style-name="T38">Bár jómagam a tesztelést a feljesztés részének tekintem, a tov</text:span><text:span text:style-name="T37">ábbiakban </text:span><text:span text:style-name="T38">mégis </text:span><text:span text:style-name="T37">különbséget </text:span><text:span text:style-name="T38">fogok tenni közöttük és ezzel pár fogalmat rögzitek is:</text:span></text:p>
      <text:list xml:id="list43874997" text:style-name="L5">
        <text:list-item>
          <text:p text:style-name="P49">Kód: a projekt célkitűzéseit megvalósitó programkód.</text:p>
        </text:list-item>
        <text:list-item>
          <text:p text:style-name="P49">Fejlesztés: a kód előállitásának folyamata.</text:p>
        </text:list-item>
        <text:list-item>
          <text:p text:style-name="P49">Teszt: a kódot tesztelő programkód.</text:p>
        </text:list-item>
        <text:list-item>
          <text:p text:style-name="P49"><text:soft-page-break/>Tesztelés: a teszt megirása, futtatása, kiértékelése.</text:p>
        </text:list-item>
      </text:list>
      <text:p text:style-name="P30">Todo: kesobb ellenorizni, hogy ide kell-e meg irni valamit, v torolni kell-e esetleg valamit.</text:p>
      <text:h text:style-name="P64" text:outline-level="2"><text:bookmark-start text:name="__RefHeading__223_795774798"/>A tesztelhető kód követelményei<text:bookmark-end text:name="__RefHeading__223_795774798"/></text:h>
      <text:p text:style-name="P28"><text:span text:style-name="T35">Mivel a tesztelés jelentősen megnöveli a fejlesztési időt, fokozottan kell figy</text:span><text:span text:style-name="T36">e</text:span><text:span text:style-name="T35">lni arra, hogy tesztelhető kódot irjunk. Nincs tesztelhetetlen kód, de sok időt, energiát megspórolhatunk azzal, hogy a tesztelő keze alá dolgozunk. Mivel </text:span><text:span text:style-name="T36">a </text:span><text:span text:style-name="T35">unitteszt</text:span><text:span text:style-name="T36">et maga a fejlesztő irja, saját magunknak segitünk azzal, ha az itt leirt elveket betartjuk.</text:span></text:p>
      <text:p text:style-name="P10">Általános elvként megfogalmazhatjuk a “szabadság-elvet”: ha a kollegánk szabadságra megy, nekünk kell átvenni az ő munkáját. Mindig olyan kódot irjunk, amelyet szivesen látnánk viszont a helyettesités során.</text:p>
      <text:p text:style-name="P10">A lista nyilvánvalóan nem lehet teljes, de megpróbáltam a legfontosabb pontokat összegyűjteni.</text:p>
      <text:p text:style-name="P10"><text:span text:style-name="T28">Todo elolvasni: </text:span><text:a xlink:type="simple" xlink:href="http://programmers.stackexchange.com/questions/153410/what-are-the-design-principles-that-promote-testable-code-designing-testable-c"><text:span text:style-name="T24">http://programmers.stackexchange.com/questions/153410/what-are-the-design-principles-that-promote-testable-code-designing-testable-c</text:span></text:a></text:p>
      <text:p text:style-name="P11"><text:a xlink:type="simple" xlink:href="http://misko.hevery.com/attachments/Guide-Writing%20Testable%20Code.pdf"><text:span text:style-name="T29">http://misko.hevery.com/attachments/Guide-Writing%20Testable%20Code.pdf</text:span></text:a><text:span text:style-name="T5">,</text:span></text:p>
      <text:h text:style-name="P59" text:outline-level="3"><text:bookmark-start text:name="__RefHeading__711_2046454116"/>Kódszervezés<text:bookmark-end text:name="__RefHeading__711_2046454116"/></text:h>
      <text:p text:style-name="P31"><text:span text:style-name="T36">A </text:span><text:span text:style-name="T37">programot bontsuk modulokra. Mindig legyen tiszta az adott modul feladata, felelősségi köre, és ezen pontok szerint a modul legyen zárt. Ez </text:span><text:span text:style-name="T39">nyilván olyan alapelv, amelyet talán megemliteni is felesleges, de tesztelés szempontjából mégis kiemelt jelentőségű. Később látható lesz, hogy a teszt külön futtatható állománnyá fog lefordulni, </text:span><text:span text:style-name="T48">és m</text:span><text:span text:style-name="T39">int minden futtathat</text:span><text:span text:style-name="T45">ó</text:span><text:span text:style-name="T39"> állománynak, ennek is lesz egy </text:span><text:span text:style-name="T40">_start </text:span><text:span text:style-name="T39">szimbóluma, </text:span><text:span text:style-name="T44">a</text:span><text:span text:style-name="T39">mely meghivásával az operációs rendszer elinditja a programot </text:span><text:span text:style-name="T45">[todo </text:span><text:span text:style-name="T4">How main() is executed on Linux</text:span><text:span text:style-name="T45">]. </text:span><text:span text:style-name="T48">Ez viszont kizárja annak lehetőségét, hogy a teszt a kódb</text:span><text:span text:style-name="T48">ól leforditott futtatható állományt tesztelje közvetlenül. Három megoldás is kinálkozik erre a problémára, de szép és hasznos megoldást csak az egyik fog nyújtani. </text:span><text:span text:style-name="T26">Todo ellenőrizni, hogy a statikus linkelesnel tenyleg nem lehet a szimbolumbetoltessel jatszani.</text:span></text:p>
      <text:h text:style-name="P77" text:outline-level="4"><text:bookmark-start text:name="__RefHeading__713_2046454116"/>Forditás és linkelés<text:bookmark-end text:name="__RefHeading__713_2046454116"/></text:h>
      <text:p text:style-name="P32"><text:span text:style-name="T48">Tegyük fel, hogy a projektünk csak két f</text:span><text:span text:style-name="T49">ájl</text:span><text:span text:style-name="T48">ból áll: main.cpp, calculate.cpp. A legegyszerűbb módja a futtatható állomány előállitásának, ha egy lépésben forditunk és linkelünk. Ezzel viszont pont a fentebb mefogalmazott problémaba fogunk belefutni. Ehelyett külön lépésként forditsunk és linkeljünk. </text:span><text:span text:style-name="T49">Ekkor </text:span><text:soft-page-break/><text:span text:style-name="T49">a forditás során létrejönnek az object file-ok, amelyeket már a tesztünkhöz is hozzálinkelhetünk. Ennek a megoldásnak hátránya, hogy bizonyos osztályok hamisitását lehetetlenné teszi. </text:span><text:span text:style-name="T46">Todo Ezt azért ellenorizni. LD_PRELOAD-dal se lehet? </text:span><text:span text:style-name="T47">Ha tenyleg nem megoldhato, akkor ezt meg kell emliteni majd a stubolasnal is.</text:span></text:p>
      <text:h text:style-name="P70" text:outline-level="4"><text:bookmark-start text:name="__RefHeading__715_2046454116"/><text:span text:style-name="T49">Statikus </text:span><text:span text:style-name="T52">library</text:span><text:bookmark-end text:name="__RefHeading__715_2046454116"/></text:h>
      <text:p text:style-name="P33"><text:span text:style-name="T49">Az előbb leirt módszert finomithatjuk azzal, hogy az object fájlokból statikus library-t hozunk létre, így minden modul egy statikus library-val fog megeggyezni. Ezt </text:span><text:span text:style-name="T50">a </text:span><text:span text:style-name="T49">statikus library-t linkeljük majd hozzá a teszthez. E</text:span><text:span text:style-name="T51">z</text:span><text:span text:style-name="T49"> a megoldás </text:span><text:span text:style-name="T51">is örökli az előző megoldás</text:span><text:span text:style-name="T49"> problémáj</text:span><text:span text:style-name="T51">át</text:span><text:span text:style-name="T49">: bizonyos osztályok hamisitását lehetetlenné teszi. </text:span><text:span text:style-name="T27">Todo: ellenőrizni.</text:span></text:p>
      <text:h text:style-name="P70" text:outline-level="4"><text:bookmark-start text:name="__RefHeading__717_2046454116"/><text:span text:style-name="T49">Dinamikus </text:span><text:span text:style-name="T52">library</text:span><text:bookmark-end text:name="__RefHeading__717_2046454116"/></text:h>
      <text:p text:style-name="P34"><text:span text:style-name="T52">A legszebb megoldás, ha az object file-okból shared object-et csinálunk. Ekkor hasonlóan a statikus linkeléshez, a modul osztályai, eljárásai egy library-be fognak fordulni, viszont a tesztelés során a library tetszőleges </text:span><text:span text:style-name="T53">osztálya, eljárása </text:span><text:span text:style-name="T52">hamisitható lesz.</text:span></text:p>
      <text:h text:style-name="P60" text:outline-level="3"><text:bookmark-start text:name="__RefHeading__719_2046454116"/>Függvények<text:bookmark-end text:name="__RefHeading__719_2046454116"/></text:h>
      <text:p text:style-name="P15"><text:span text:style-name="T57">A függvények hosszúsága (sorainak száma) meghatározza a teszt bonyolultságát. Egy több száz soros, függvény kellően bonyolulttá és átláthatatlanná teszi a unittesztjét is saját maga mellett. Célszerű maximalizálni a függvények maximális sorhosszát, valamint a vezérlési </text:span><text:span text:style-name="T60">szerkezetek </text:span><text:span text:style-name="T58">egymásbaágyazhatóságának mértékét.</text:span></text:p>
      <text:h text:style-name="P60" text:outline-level="3">Kód – teszt kapcsolata</text:h>
      <text:p text:style-name="P50"><text:span text:style-name="T57">A teszt irása során gyakran találkozhatunk azzal a gondolattal, hogy egy teszt</text:span><text:span text:style-name="T60">et gyorsabban megirhatnánk</text:span><text:span text:style-name="T57">, ha a kód tartalmazna p</text:span><text:span text:style-name="T59">á</text:span><text:span text:style-name="T57">r olyan kiegészitést, amelyet csak a teszt használna, </text:span><text:span text:style-name="T61">a kód nem</text:span><text:span text:style-name="T57">. </text:span><text:span text:style-name="T61">Ebben a kérdésben jelentősen megoszlanak a vélemények, van olyan teszt</text:span><text:span text:style-name="T61">keretrendszer, melyet elő kell segiteni a kódba irt makrókkal. Jómagam az ellenzők táborába tartozom, a kód csak olyan elemeket tartalmazzon, amely a projekt céljának eléréséhez vezet.</text:span><text:span text:style-name="T57"> </text:span><text:span text:style-name="T61">Általános probléma a kód kiegészitésével, hogy a teszt olyan kódot fog tesztelni, amely nem fog futni az éles rendszerben. Rosszabb esetben a teszt nem is fogja az így kiváltott kódrészletet tesztelni. </text:span><text:span text:style-name="T63">Ennek ellenére van olyan eset is, amikor célszerű olyan részekkel kiegésziteni a kódot, amely éles rendszerben sosem fog lefutni. </text:span><text:span text:style-name="T30">TODO </text:span><text:soft-page-break/><text:span text:style-name="T30">ostream operator&lt;&lt;</text:span></text:p>
      <text:h text:style-name="Heading_20_3" text:outline-level="3">Konstruktor</text:h>
      <text:p text:style-name="P16"><text:span text:style-name="T61">Adott egy olyan osztály amelynek csak paraméteres konstruktora van, a tesztelő viszont tudja, hogy az adott unitteszt szempontjából lényegtelen, hogy a konstruktor felhasználja-e a paramétereit-e vagy sem. Ilyenkor a tesztelő hajlamos egy paraméter nélküli konstruktor létrehozására a kódban. </text:span><text:span text:style-name="T62">Ehelyett két megoldás is kinálkozik:</text:span></text:p>
      <text:list xml:id="list461004606" text:style-name="L6">
        <text:list-item>
          <text:p text:style-name="P53">Adjunk a konstruktor paramétereinek default értéket.</text:p>
        </text:list-item>
        <text:list-item>
          <text:p text:style-name="P53">Dummy ojektumokkal (lsd. később) hivjuk meg a konstruktort. <text:span text:style-name="T31">TODO errol irni majd a dummynal</text:span></text:p>
        </text:list-item>
      </text:list>
      <text:p text:style-name="P54"><text:span text:style-name="T66">Egy másik jellegzetes probléma, hogy a konstruktor a változóinak inicializálásán kivül mást is csinál. Például </text:span><text:span text:style-name="T67">a konstruktor fájlból olvas fel adatot. Ekkor a tesztkörnyezetben is ott kell lennie a fájlnak, ami nem mindig lehetséges. Ehelyett célszerűbb a konstruktort csak inicializálásra használni, és minden tevékenységet külön eljárásba tenni.</text:span></text:p>
      <text:p text:style-name="P55"><text:span text:style-name="T67">A harmadik általános probléma az objektummal együttműködő objektumok létrehozási helyének kérdése. Amennyiben az együttműködő objektumokat csak az adott objektum használja, kézenfekvő a gondolat, hogy ő is hozza létre a konstruktorában. Ezzel az a baj, hogy mi ezeket az együttműködő objektumokat hamisitani szeretnénk, hogy a teszt során a mi elvárásaink szerint viselkedjenek. Unitteszt esetén ez könnyen kivitelezhető az együttműködő objektumok csréjével a tesztelendő objektumon belül, de modulteszt során ez már nehezebben valósitható meg, főleg, ha tekintetbe vesszük, hogy a modulteszt feketedoboz tesztelés, azaz a teszt nem fog tudni semmi az objektum belső szerkezetésről. </text:span><text:span text:style-name="T68">A konstruktoron belüli létrehozás helyett célszerűbb az együttműködő objektumokat ott létrehozni, ahol magát a tesztelendő objektumot, és neki a konstruktorában átadni őket.</text:span></text:p>
      <text:h text:style-name="Heading_20_3" text:outline-level="3">UNITTEST makró</text:h>
      <text:p text:style-name="P17"><text:span text:style-name="T62">Adott egy olyan kódrészlet, amely csak az éles rendszerben működik, a tesztkörnyezetben nem. Például a program a futása elején ellenőrzi, hogy adott felhaszálóként futtatjuk-e a programot, és ha nem, akkor hibaüzenettel terminál. Erre megoldás, ha ezt az ellenőrzést </text:span><text:span text:style-name="T41">#ifdef </text:span><text:span text:style-name="T43">UNITTEST ...</text:span><text:span text:style-name="T41"> #else ... #endif</text:span><text:span text:style-name="T62"> feltételes forditási direktiva közé tesszük.</text:span></text:p>
      <text:p text:style-name="P78"><text:soft-page-break/>#ifdef UNITTEST<text:line-break/> <text:s/>felhasználó ellenőrzés<text:line-break/>#else<text:line-break/> <text:s/>return true;<text:line-break/>#endif</text:p>
      <text:p text:style-name="P18"><text:span text:style-name="T63">Ezzel a rosszabbik eset valósul meg, a valós kódrészletet sosem teszteljük. Ehelyett célszerűbb a felhasználónevet változóba rakni, </text:span><text:span text:style-name="T64">és a tesztből átirni a megfelelőre. </text:span><text:span text:style-name="T70">Ez az egyszerű probléma csak egy pár soros kódrészletet vont ki a tesztelés alól, de </text:span><text:span text:style-name="T71">már így is </text:span><text:span text:style-name="T70">látható, hogy nagyobb, összetettebb kód esetén a UNITTEST makró használata veszélyes és ezért kerülendő.</text:span></text:p>
      <text:h text:style-name="Heading_20_3" text:outline-level="3">exit</text:h>
      <text:p text:style-name="P19"><text:span text:style-name="T64">Rossz programozói stilus, hogy hiba esetén a program kiir egy hibaüzenetet, majd </text:span><text:span text:style-name="T42">exit()</text:span><text:span text:style-name="T64"> hivással terminál. Ilyen hiba többek közt lehet:</text:span></text:p>
      <text:list xml:id="list609167121" text:style-name="L7">
        <text:list-item>
          <text:p text:style-name="P56">Inkonzisztens állapotba kerül egy objektum.</text:p>
        </text:list-item>
        <text:list-item>
          <text:p text:style-name="P56">Egy függvény olyan állapotban hivodik meg, amikor nem szabadna meghivódnia.</text:p>
        </text:list-item>
        <text:list-item>
          <text:p text:style-name="P56">Érvénytelen paramétert kap egy eljárás.</text:p>
        </text:list-item>
      </text:list>
      <text:p text:style-name="P19"><text:span text:style-name="T64">Az ilyen esetekben történő </text:span><text:span text:style-name="T42">exit()</text:span><text:span text:style-name="T64"> hivással az a gond, hogy tesztelés során magát a tesztelést is megszakitja. Az első két példa esetén ez még jogos is lehet, mert se elvileg, se gyakorlatilag nem fordulhatna ilyen eset elő. Ezekben az esetekben viszont célszerű az </text:span><text:span text:style-name="T42">exit()</text:span><text:span text:style-name="T64"> helyett az </text:span><text:span text:style-name="T42">abort()</text:span><text:span text:style-name="T64"> eljárással terminálni, ami dump-olja a program által használt memóriát, ezzel segitve elő a hibakeresést. A harmadik esetben viszont az </text:span><text:span text:style-name="T42">abort()</text:span><text:span text:style-name="T64"> se jó megoldás hiszen egy rossz érték esetén még nem biztos, hogy inkonzisztens állapotba kerül az objektum. Ilyenkor célszerű kivételt dobni, melyet </text:span><text:span text:style-name="T65">a teszt is tud ellenőrizni.</text:span></text:p>
      <text:p text:style-name="P57"/>
      <text:h text:style-name="P65" text:outline-level="2"><text:bookmark-start text:name="__RefHeading__225_795774798"/><text:span text:style-name="T3">Objektumok hami</text:span><text:span text:style-name="T11">sitása</text:span><text:bookmark-end text:name="__RefHeading__225_795774798"/></text:h>
      <text:p text:style-name="P14">- fogalmak bevezetese: dummy, stub, stb (utanaolvasni, h mi van meg)</text:p>
      <text:p text:style-name="P52"><text:span text:style-name="T66">virtual-os member fv-ek vs. Base osztály, amit aztan az eredeti osztály helyett használunk.</text:span></text:p>
      <text:p text:style-name="P52"><text:span text:style-name="T66"/></text:p>
      <text:p text:style-name="P35">- overloaded kulcsszó hasznossága</text:p>
      <text:p text:style-name="P14">- sajat modul objektumainak stubolasa</text:p>
      <text:p text:style-name="P14">- idegen modul stubolasa</text:p>
      <text:p text:style-name="P14"><text:tab/>- LD_PRELOAD</text:p>
      <text:p text:style-name="P14"><text:tab/>- szimbolumbetoltes szabalya</text:p>
      <text:h text:style-name="P66" text:outline-level="2"><text:bookmark-start text:name="__RefHeading__227_795774798"/>TDD<text:bookmark-end text:name="__RefHeading__227_795774798"/></text:h>
      <text:h text:style-name="P67" text:outline-level="2"><text:bookmark-start text:name="__RefHeading__255_795774798"/>Keretrendszerek<text:bookmark-end text:name="__RefHeading__255_795774798"/></text:h>
      <text:p text:style-name="P36">UnitTest++, C++unittest v mi volt a neve a dxa-ban.</text:p>
      <text:h text:style-name="P68" text:outline-level="2"><text:bookmark-start text:name="__RefHeading__257_795774798"/>Minőséget erősitő eszközök<text:bookmark-end text:name="__RefHeading__257_795774798"/></text:h>
      <text:p text:style-name="P37">- coveragemeres</text:p>
      <text:p text:style-name="P37">- ezt valszeg lehet tobbre is hasznalni, mint linehit, ennek utananezni. Pl milyen melyre tortennek a hivasok.</text:p>
      <text:p text:style-name="P37">Valgrind: mi mindenre hasznalhato meg leak-keresesen kivul?</text:p>
      <text:h text:style-name="P62" text:outline-level="2"><text:bookmark-start text:name="__RefHeading__229_795774798"/>Continuous Integration<text:bookmark-end text:name="__RefHeading__229_795774798"/></text:h>
      <text:p text:style-name="P38">- A modszer altalanos bemutatasa</text:p>
      <text:p text:style-name="P38">- jenkins</text:p>
      <text:h text:style-name="P69" text:outline-level="2"><text:bookmark-start text:name="__RefHeading__721_2046454116"/>Irodalomjegyzék<text:bookmark-end text:name="__RefHeading__721_2046454116"/></text:h>
      <text:p text:style-name="P3"><text:span text:style-name="T6">Guide: Writing Testable Code, </text:span><text:a xlink:type="simple" xlink:href="http://misko.hevery.com/attachments/Guide-Writing%20Testable%20Code.pdf"><text:span text:style-name="T56">http://misko.hevery.com/attachments/Guide-Writing%20Testable%20Code.pdf</text:span></text:a><text:span text:style-name="T6">, 2013.04.13</text:span></text:p>
      <text:p text:style-name="P5"><text:span text:style-name="T7">How main() is executed on Linux, </text:span><text:a xlink:type="simple" xlink:href="http://linuxgazette.net/issue84/hawk.html"><text:span text:style-name="T54">http://linuxgazette.net/issue84/hawk.html</text:span></text:a><text:span text:style-name="T6">, </text:span><text:span text:style-name="T7">2013.04.13</text:span></text:p>
      <text:p text:style-name="P6"><text:span text:style-name="T9">Linux x86 Program Start Up, </text:span><text:a xlink:type="simple" xlink:href="http://dbp-consulting.com/tutorials/debugging/linuxProgramStartup.html">http://dbp-consulting.com/tutorials/debugging/linuxProgramStartup.html</text:a><text:span text:style-name="T7">, </text:span><text:span text:style-name="T10">2013.04.14</text:span></text:p>
      <text:p text:style-name="P4"><text:span text:style-name="T8">Static, Shared Dynamic and Loadable Linux Libraries, </text:span><text:a xlink:type="simple" xlink:href="http://www.yolinux.com/TUTORIALS/LibraryArchives-StaticAndDynamic.html"><text:span text:style-name="T54">http://www.yolinux.com/TUTORIALS/LibraryArchives-StaticAndDynamic.html</text:span></text:a><text:span text:style-name="T7">, </text:span><text:span text:style-name="T8">2013.04.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1201in" style:contextual-spacing="false" fo:line-height="15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in" fo:margin-bottom="0.3in" style:contextual-spacing="false" style:page-number="auto" fo:break-before="page"/>
      <style:text-properties fo:font-size="16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de-snippet" style:family="paragraph" style:parent-style-name="Text_20_body" style:next-style-name="Text_20_body" style:class="text">
      <style:paragraph-properties fo:margin-top="0in" fo:margin-bottom="0in" style:contextual-spacing="false" fo:line-height="150%" fo:text-align="start" style:justify-single-word="false" fo:background-color="#ccffff" fo:padding="0.0201in" fo:border="0.06pt solid #000000" style:shadow="none">
        <style:background-image/>
      </style:paragraph-properties>
      <style:text-properties style:font-name="Courier New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 officeooo:paragraph-rsid="00234c8a"/>
    </style:style>
    <style:style style:name="MT1" style:family="text">
      <style:text-properties officeooo:rsid="00234c8a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span text:style-name="MT1"><text:page-number text:select-page="current">16</text:page-number></text:span><text:span text:style-name="MT1"> 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nie </meta:initial-creator>
    <meta:creation-date>2013-04-11T23:12:15</meta:creation-date>
    <dc:date>2013-04-23T21:47:26</dc:date>
    <dc:creator>winnie </dc:creator>
    <meta:editing-duration>PT11H29M53S</meta:editing-duration>
    <meta:editing-cycles>39</meta:editing-cycles>
    <meta:generator>LibreOffice/3.6$Linux_X86_64 LibreOffice_project/360m1$Build-2</meta:generator>
    <meta:document-statistic meta:table-count="0" meta:image-count="0" meta:object-count="0" meta:page-count="16" meta:paragraph-count="130" meta:word-count="1961" meta:character-count="14984" meta:non-whitespace-character-count="13165"/>
  </office:meta>
</office:document-meta>
</file>